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List_20_Contents">
      <style:paragraph-properties fo:margin-left="0pt" fo:margin-right="0pt" fo:text-indent="0pt" style:auto-text-indent="false"/>
      <style:text-properties fo:language="en" fo:country="GB" officeooo:rsid="001cdf63"/>
    </style:style>
    <style:style style:name="P7" style:family="paragraph" style:parent-style-name="Standard">
      <style:paragraph-properties fo:text-align="start"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officeooo:paragraph-rsid="00147bec"/>
    </style:style>
    <style:style style:name="P10" style:family="paragraph" style:parent-style-name="Standard">
      <style:text-properties fo:language="en" fo:country="GB" style:language-asian="nb" style:country-asian="NO"/>
    </style:style>
    <style:style style:name="P11" style:family="paragraph" style:parent-style-name="Standard">
      <style:text-properties fo:language="en" fo:country="GB" officeooo:rsid="00240556" officeooo:paragraph-rsid="00240556"/>
    </style:style>
    <style:style style:name="P12" style:family="paragraph" style:parent-style-name="Standard">
      <style:text-properties fo:language="en" fo:country="GB" officeooo:rsid="00276ccf" officeooo:paragraph-rsid="00276ccf"/>
    </style:style>
    <style:style style:name="P13" style:family="paragraph" style:parent-style-name="Standard">
      <style:text-properties fo:language="en" fo:country="GB" officeooo:rsid="00278cba" officeooo:paragraph-rsid="00278cba"/>
    </style:style>
    <style:style style:name="P14" style:family="paragraph" style:parent-style-name="Standard">
      <style:text-properties fo:language="en" fo:country="US"/>
    </style:style>
    <style:style style:name="P15" style:family="paragraph" style:parent-style-name="Standard">
      <style:text-properties fo:language="en" fo:country="US" officeooo:paragraph-rsid="00160708"/>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language="en" fo:country="US" style:language-asian="nb" style:country-asian="NO"/>
    </style:style>
    <style:style style:name="P18" style:family="paragraph" style:parent-style-name="Standard">
      <style:paragraph-properties fo:margin-left="14.2pt" fo:margin-right="0pt" fo:line-height="115%" fo:text-align="start" style:justify-single-word="false" fo:text-indent="-14.2pt" style:auto-text-indent="false"/>
    </style:style>
    <style:style style:name="P19" style:family="paragraph" style:parent-style-name="Standard">
      <style:paragraph-properties fo:margin-left="14.2pt" fo:margin-right="0pt" fo:line-height="110%" fo:text-align="start" style:justify-single-word="false" fo:text-indent="-14.2pt" style:auto-text-indent="false"/>
    </style:style>
    <style:style style:name="P20"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1"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2" style:family="paragraph" style:parent-style-name="Endnote">
      <style:text-properties officeooo:rsid="0022b70b" officeooo:paragraph-rsid="0022b70b"/>
    </style:style>
    <style:style style:name="P23" style:family="paragraph" style:parent-style-name="Footnote">
      <style:text-properties officeooo:rsid="0020b943" officeooo:paragraph-rsid="0020b943"/>
    </style:style>
    <style:style style:name="P24" style:family="paragraph" style:parent-style-name="Table_20_Heading">
      <style:text-properties style:font-name="Times New Roman1" officeooo:rsid="001e2941" officeooo:paragraph-rsid="001e2941"/>
    </style:style>
    <style:style style:name="P25" style:family="paragraph" style:parent-style-name="Table_20_Contents">
      <style:text-properties style:font-name="Times New Roman1" officeooo:rsid="001e2941" officeooo:paragraph-rsid="001e2941"/>
    </style:style>
    <style:style style:name="P26" style:family="paragraph" style:parent-style-name="Heading_20_1">
      <style:text-properties fo:language="en" fo:country="GB" officeooo:rsid="00152f89"/>
    </style:style>
    <style:style style:name="P27" style:family="paragraph" style:parent-style-name="Heading_20_2">
      <style:text-properties officeooo:rsid="00147bec"/>
    </style:style>
    <style:style style:name="P28"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29"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margin-left="0pt" fo:margin-right="0pt" fo:text-indent="14.2pt" style:auto-text-indent="false"/>
      <style:text-properties fo:language="en" fo:country="GB"/>
    </style:style>
    <style:style style:name="P32" style:family="paragraph" style:parent-style-name="Table">
      <style:text-properties fo:language="en" fo:country="GB"/>
    </style:style>
    <style:style style:name="P33" style:family="paragraph" style:parent-style-name="Text">
      <style:text-properties fo:language="en" fo:country="US" fo:font-style="italic" style:font-style-asian="italic"/>
    </style:style>
    <style:style style:name="P34" style:family="paragraph" style:parent-style-name="Standard">
      <style:text-properties fo:language="en" fo:country="GB" officeooo:rsid="00276ccf" officeooo:paragraph-rsid="001d400d"/>
    </style:style>
    <style:style style:name="P35" style:family="paragraph" style:parent-style-name="Standard">
      <style:text-properties fo:language="en" fo:country="GB" officeooo:rsid="0025bc40" officeooo:paragraph-rsid="0025bc40"/>
    </style:style>
    <style:style style:name="P36" style:family="paragraph" style:parent-style-name="Standard">
      <style:text-properties fo:language="en" fo:country="US"/>
    </style:style>
    <style:style style:name="P37" style:family="paragraph" style:parent-style-name="Standard">
      <style:text-properties officeooo:rsid="002b23be" officeooo:paragraph-rsid="002b23be"/>
    </style:style>
    <style:style style:name="P38" style:family="paragraph" style:parent-style-name="Standard">
      <style:paragraph-properties fo:margin-left="0pt" fo:margin-right="0pt" fo:text-indent="0pt" style:auto-text-indent="false"/>
      <style:text-properties fo:language="en" fo:country="GB"/>
    </style:style>
    <style:style style:name="P39" style:family="paragraph" style:parent-style-name="Sender" style:master-page-name="First_20_Page">
      <style:paragraph-properties style:page-number="1"/>
    </style:style>
    <style:style style:name="P40" style:family="paragraph" style:parent-style-name="List_20_Contents" style:list-style-name="L1">
      <style:text-properties fo:language="en" fo:country="GB" officeooo:rsid="001cdf63"/>
    </style:style>
    <style:style style:name="P41" style:family="paragraph" style:parent-style-name="List_20_Contents" style:list-style-name="L2">
      <style:text-properties fo:language="en" fo:country="GB" officeooo:rsid="001cdf63"/>
    </style:style>
    <style:style style:name="P42" style:family="paragraph" style:parent-style-name="List_20_Contents" style:list-style-name="L3">
      <style:text-properties fo:language="en" fo:country="GB" officeooo:rsid="001cdf63"/>
    </style:style>
    <style:style style:name="P43" style:family="paragraph" style:parent-style-name="List_20_Contents" style:list-style-name="L4">
      <style:text-properties fo:language="en" fo:country="GB" officeooo:rsid="001cdf63"/>
    </style:style>
    <style:style style:name="P44" style:family="paragraph" style:parent-style-name="List_20_Contents" style:list-style-name="L5">
      <style:text-properties fo:language="en" fo:country="GB" officeooo:rsid="001cdf63"/>
    </style:style>
    <style:style style:name="P45" style:family="paragraph" style:parent-style-name="List_20_Contents" style:list-style-name="L5">
      <style:text-properties fo:language="en" fo:country="GB" officeooo:rsid="001cdf63" officeooo:paragraph-rsid="00240556"/>
    </style:style>
    <style:style style:name="P46" style:family="paragraph" style:parent-style-name="List_20_Contents" style:list-style-name="L5">
      <style:text-properties fo:language="en" fo:country="GB" officeooo:rsid="00240556" officeooo:paragraph-rsid="00240556"/>
    </style:style>
    <style:style style:name="P47" style:family="paragraph" style:parent-style-name="List_20_Contents" style:list-style-name="L5">
      <style:text-properties fo:language="en" fo:country="GB" officeooo:rsid="0027c250" officeooo:paragraph-rsid="0027c250"/>
    </style:style>
    <style:style style:name="P48" style:family="paragraph" style:parent-style-name="List_20_Contents" style:list-style-name="L13">
      <style:text-properties fo:language="en" fo:country="GB"/>
    </style:style>
    <style:style style:name="P49" style:family="paragraph" style:parent-style-name="List_20_Contents" style:list-style-name="L6"/>
    <style:style style:name="P50" style:family="paragraph" style:parent-style-name="List_20_Contents" style:list-style-name="L7">
      <style:text-properties fo:language="en" fo:country="US"/>
    </style:style>
    <style:style style:name="P51" style:family="paragraph" style:parent-style-name="List_20_Contents" style:list-style-name="L7">
      <style:text-properties fo:language="en" fo:country="US" officeooo:paragraph-rsid="00147bec"/>
    </style:style>
    <style:style style:name="P52" style:family="paragraph" style:parent-style-name="List_20_Contents" style:list-style-name="L8">
      <style:text-properties fo:language="en" fo:country="US"/>
    </style:style>
    <style:style style:name="P53" style:family="paragraph" style:parent-style-name="List_20_Contents" style:list-style-name="L10">
      <style:text-properties fo:language="en" fo:country="US" style:language-asian="nb" style:country-asian="NO"/>
    </style:style>
    <style:style style:name="P54" style:family="paragraph" style:parent-style-name="List_20_Contents" style:list-style-name="L11">
      <style:text-properties fo:language="en" fo:country="US"/>
    </style:style>
    <style:style style:name="P55" style:family="paragraph" style:parent-style-name="List_20_Contents" style:list-style-name="L12">
      <style:text-properties fo:language="en" fo:country="US"/>
    </style:style>
    <style:style style:name="P56" style:family="paragraph" style:parent-style-name="List_20_Contents" style:list-style-name="L9"/>
    <style:style style:name="P57" style:family="paragraph" style:parent-style-name="List_20_Contents" style:list-style-name="L10"/>
    <style:style style:name="P58"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style:language-asian="nb" style:country-asian="NO"/>
    </style:style>
    <style:style style:name="T12" style:family="text">
      <style:text-properties fo:language="en" fo:country="US" style:language-asian="ja" style:country-asian="JP"/>
    </style:style>
    <style:style style:name="T13" style:family="text">
      <style:text-properties style:language-asian="nb" style:country-asian="NO"/>
    </style:style>
    <style:style style:name="T14" style:family="text">
      <style:text-properties fo:font-style="italic" style:language-asian="nb" style:country-asian="NO"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nn" fo:country="NO" style:language-asian="ja" style:country-asian="JP"/>
    </style:style>
    <style:style style:name="T18" style:family="text">
      <style:text-properties officeooo:rsid="0025bc40"/>
    </style:style>
    <style:style style:name="T19" style:family="text">
      <style:text-properties officeooo:rsid="00278cba"/>
    </style:style>
    <style:style style:name="T20" style:family="text">
      <style:text-properties officeooo:rsid="0027c250"/>
    </style:style>
    <style:style style:name="T21" style:family="text">
      <style:text-properties fo:font-weight="bold" style:font-weight-asian="bold" style:font-weight-complex="bold"/>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7">Magne Nylenna, Øyvind Andresen Bjertnaes, </text:span><text:span text:style-name="T12">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8">FauxHeading1WithoutOutline</text:p>
      <text:p text:style-name="P37">This paragraph has some text that is just <text:span text:style-name="T21">bold</text:span>, some text that is <text:span text:style-name="T15">italic</text:span> and some text that is both <text:span text:style-name="T16">bold and italic</text:span>, as well as text that is <text:span text:style-name="T16">italic and bold</text:span>. Now, isn't that nice for just one paragraph!</text:p>
      <text:p text:style-name="P12">Order list</text:p>
      <text:list xml:id="list396130123003229280" text:style-name="L1">
        <text:list-item>
          <text:p text:style-name="P40">order list</text:p>
        </text:list-item>
        <text:list-item>
          <text:p text:style-name="P40">order list</text:p>
        </text:list-item>
        <text:list-item>
          <text:p text:style-name="P40">order list</text:p>
        </text:list-item>
        <text:list-item>
          <text:p text:style-name="P40">order list</text:p>
        </text:list-item>
      </text:list>
      <text:p text:style-name="P12">Alpha lower list</text:p>
      <text:list xml:id="list3326564076229819094" text:style-name="L2">
        <text:list-item>
          <text:p text:style-name="P41">alpha-lower list</text:p>
        </text:list-item>
        <text:list-item>
          <text:p text:style-name="P41">alpha-lower list</text:p>
        </text:list-item>
        <text:list-item>
          <text:p text:style-name="P41">alpha-lower list</text:p>
        </text:list-item>
      </text:list>
      <text:p text:style-name="P34">Alpha upper list</text:p>
      <text:list xml:id="list6540331854934426564" text:style-name="L3">
        <text:list-item>
          <text:p text:style-name="P42">alpha-upper list</text:p>
        </text:list-item>
        <text:list-item>
          <text:p text:style-name="P42">alpha-upper list</text:p>
        </text:list-item>
        <text:list-item>
          <text:p text:style-name="P42">alpha-upper list</text:p>
        </text:list-item>
      </text:list>
      <text:p text:style-name="P13"><text:soft-page-break/>A simple list with no markings</text:p>
      <text:p text:style-name="List_20_Contents">simple list <text:span text:style-name="T19">item</text:span></text:p>
      <text:p text:style-name="List_20_Contents">simple list <text:span text:style-name="T19">item</text:span></text:p>
      <text:p text:style-name="List_20_Contents">simple list <text:span text:style-name="T19">item</text:span></text:p>
      <text:p text:style-name="P12"><text:span text:style-name="T19">A r</text:span>oman lower list</text:p>
      <text:list xml:id="list4928561772355214391" text:style-name="L4">
        <text:list-item>
          <text:p text:style-name="P43">roman-lower list</text:p>
        </text:list-item>
        <text:list-item>
          <text:p text:style-name="P43">roman-lower list</text:p>
        </text:list-item>
        <text:list-item>
          <text:p text:style-name="P43">roman-lower list</text:p>
        </text:list-item>
      </text:list>
      <text:p text:style-name="P11">A nested list: <text:span text:style-name="T20">roman-upper &gt; order list &gt; bullet list</text:span></text:p>
      <text:list xml:id="list6758477417035947218" text:style-name="L5">
        <text:list-item>
          <text:p text:style-name="P45">roman-upper list</text:p>
        </text:list-item>
        <text:list-item>
          <text:p text:style-name="P45">roman-upper list</text:p>
        </text:list-item>
        <text:list-item>
          <text:p text:style-name="P45">roman-upper list</text:p>
          <text:list>
            <text:list-item>
              <text:p text:style-name="P46">order list lvl 2</text:p>
            </text:list-item>
            <text:list-item>
              <text:p text:style-name="P46">order list lvl 2</text:p>
            </text:list-item>
          </text:list>
        </text:list-item>
        <text:list-item>
          <text:p text:style-name="P46">roman-upper list</text:p>
          <text:list>
            <text:list-item>
              <text:p text:style-name="P46">order list lvl 2</text:p>
            </text:list-item>
            <text:list-item>
              <text:p text:style-name="P46">order list lvl 2</text:p>
              <text:list>
                <text:list-item>
                  <text:p text:style-name="P47">bullet list lvl 3</text:p>
                </text:list-item>
                <text:list-item>
                  <text:p text:style-name="P47">bullet list lvl 3</text:p>
                </text:list-item>
                <text:list-item>
                  <text:p text:style-name="P47">bullet list lvl 3</text:p>
                </text:list-item>
              </text:list>
            </text:list-item>
          </text:list>
        </text:list-item>
      </text:list>
      <text:p text:style-name="P35">A bullet list</text:p>
      <text:list xml:id="list8087619705633707311" text:style-name="L6">
        <text:list-item>
          <text:p text:style-name="P49"><text:span text:style-name="T18">Bullet </text:span>list <text:span text:style-name="T18">item</text:span></text:p>
        </text:list-item>
        <text:list-item>
          <text:p text:style-name="P49"><text:span text:style-name="T18">Bullet </text:span>list <text:span text:style-name="T18">item</text:span></text:p>
        </text:list-item>
        <text:list-item>
          <text:p text:style-name="P49"><text:span text:style-name="T18">Bullet </text:span>list <text:span text:style-name="T18">item</text:span></text:p>
        </text:list-item>
      </text:list>
      <text:p text:style-name="P12"><text:span text:style-name="T19">A r</text:span>oman upper list</text:p>
      <text:list xml:id="list201724582216829" text:continue-list="list6758477417035947218" text:style-name="L5">
        <text:list-item>
          <text:p text:style-name="P44">roman-upper list</text:p>
        </text:list-item>
        <text:list-item>
          <text:p text:style-name="P44">roman-upper list</text:p>
        </text:list-item>
        <text:list-item>
          <text:p text:style-name="P46">roman-upper list</text:p>
        </text:list-item>
      </text:list>
      <text:p text:style-name="P6"/>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24">Header1</text:p>
            </table:table-cell>
            <table:table-cell table:style-name="Table3-testing.A1" office:value-type="string">
              <text:p text:style-name="P24">Header2</text:p>
            </table:table-cell>
            <table:table-cell table:style-name="Table3-testing.A1" office:value-type="string">
              <text:p text:style-name="P24">Header3</text:p>
            </table:table-cell>
            <table:table-cell table:style-name="Table3-testing.D1" office:value-type="string">
              <text:p text:style-name="P24">Header4</text:p>
            </table:table-cell>
          </table:table-row>
        </table:table-header-rows>
        <table:table-row>
          <table:table-cell table:style-name="Table3-testing.A2" office:value-type="string">
            <text:p text:style-name="P25">1-1</text:p>
          </table:table-cell>
          <table:table-cell table:style-name="Table3-testing.A2" office:value-type="string">
            <text:p text:style-name="P25">1-2</text:p>
          </table:table-cell>
          <table:table-cell table:style-name="Table3-testing.A2" office:value-type="string">
            <text:p text:style-name="P25">1-3</text:p>
          </table:table-cell>
          <table:table-cell table:style-name="Table3-testing.D2" office:value-type="string">
            <text:p text:style-name="P25">1-4</text:p>
          </table:table-cell>
        </table:table-row>
        <table:table-row>
          <table:table-cell table:style-name="Table3-testing.A2" office:value-type="string">
            <text:p text:style-name="P25">2-1</text:p>
          </table:table-cell>
          <table:table-cell table:style-name="Table3-testing.A2" office:value-type="string">
            <text:p text:style-name="P25">2-2</text:p>
          </table:table-cell>
          <table:table-cell table:style-name="Table3-testing.A2" office:value-type="string">
            <text:p text:style-name="P25">2-3</text:p>
          </table:table-cell>
          <table:table-cell table:style-name="Table3-testing.D2" office:value-type="string">
            <text:p text:style-name="P25">2-4</text:p>
          </table:table-cell>
        </table:table-row>
        <table:table-row>
          <table:table-cell table:style-name="Table3-testing.A2" office:value-type="string">
            <text:p text:style-name="P25">3-1</text:p>
          </table:table-cell>
          <table:table-cell table:style-name="Table3-testing.A2" office:value-type="string">
            <text:p text:style-name="P25">3-2</text:p>
          </table:table-cell>
          <table:table-cell table:style-name="Table3-testing.A2" office:value-type="string">
            <text:p text:style-name="P25">3-3</text:p>
          </table:table-cell>
          <table:table-cell table:style-name="Table3-testing.D2" office:value-type="string">
            <text:p text:style-name="P25">3-4</text:p>
          </table:table-cell>
        </table:table-row>
        <table:table-row>
          <table:table-cell table:style-name="Table3-testing.A2" office:value-type="string">
            <text:p text:style-name="P25">4-1</text:p>
          </table:table-cell>
          <table:table-cell table:style-name="Table3-testing.A2" office:value-type="string">
            <text:p text:style-name="P25">4-2</text:p>
          </table:table-cell>
          <table:table-cell table:style-name="Table3-testing.A2" office:value-type="string">
            <text:p text:style-name="P25">4-3</text:p>
          </table:table-cell>
          <table:table-cell table:style-name="Table3-testing.D2" office:value-type="string">
            <text:p text:style-name="P25">4-4</text:p>
          </table:table-cell>
        </table:table-row>
      </table:table>
      <text:p text:style-name="P6"/>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oft-page-break/><text:span text:style-name="T7">In everyday language, quality is also used to describe the standard of something or someone, “the degree of excellence” that a thing possesses (Quality, 2014).</text:span><text:bookmark text:name="_GoBack"/><text:span text:style-name="T7">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4">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4">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5">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8">Q (quality)</text:p>
          </table:table-cell>
          <table:table-cell table:style-name="Table1.A1" table:number-rows-spanned="2" office:value-type="string">
            <text:p text:style-name="P28">=</text:p>
          </table:table-cell>
          <table:table-cell table:style-name="Table1.C1" office:value-type="string">
            <text:p text:style-name="P29">O (outcome)</text:p>
          </table:table-cell>
        </table:table-row>
        <table:table-row table:style-name="Table1.2">
          <table:covered-table-cell/>
          <table:covered-table-cell/>
          <table:table-cell table:style-name="Table1.C2" office:value-type="string">
            <text:p text:style-name="P30">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4">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7" text:outline-level="2">Subjectitivity</text:h>
      <text:p text:style-name="P4">Even based on the more or less same expectations, quality may be judged differently by different <text:soft-page-break/>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9">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804390819254671528" text:style-name="L7">
        <text:list-item>
          <text:p text:style-name="P51">Politicians, health-care managers and others with responsibility for groups, communities and national systems;</text:p>
        </text:list-item>
        <text:list-item>
          <text:p text:style-name="P51">Health-care professionals treating individual patients;</text:p>
        </text:list-item>
        <text:list-item>
          <text:p text:style-name="P50">Patients and their relatives.</text:p>
        </text:list-item>
      </text:list>
      <text:p text:style-name="P5">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4">The patient perspective is important in quality judgments, but the level of importance depends on the chosen definition of health-care quality.</text:p>
      <text:p text:style-name="P32">Table</text:p>
      <text:p text:style-name="P33">A selection of quality definitions (Legido-Quigley et al., 2008).</text:p>
      <text:p text:style-name="P5"><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16">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6">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7">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7">Department of Health (UK) (1997)</text:p></table:table-cell><table:table-cell table:style-name="Table2.A1" office:value-type="string"><text:p text:style-name="P5">Quality of care is:</text:p><text:list xml:id="list8315755183583625599" text:style-name="L8"><text:list-item><text:p text:style-name="P52">doing the right things (what);</text:p></text:list-item><text:list-item><text:p text:style-name="P52">to the right people (to whom);</text:p></text:list-item><text:list-item><text:p text:style-name="P52">at the right time (when); and</text:p></text:list-item><text:list-item><text:p text:style-name="P52">doing things right the first time.</text:p></text:list-item></text:list></table:table-cell></table:table-row><table:table-row table:style-name="Table2.1"><table:table-cell table:style-name="Table2.A1" office:value-type="string"><text:p text:style-name="P7">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7">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7"><text:note text:id="ftn1" text:note-class="footnote"><text:note-citation>1</text:note-citation><text:note-body><text:p text:style-name="P23">The wonderful first footnote.</text:p></text:note-body></text:note></text:span></text:p>
      <text:p text:style-name="Standard"><text:soft-page-break/><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22">The first endnote.</text:p></text:note-body></text:note></text:span></text:p>
      <text:p text:style-name="P14">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7538974717687145614" text:style-name="L9">
        <text:list-item>
          <text:p text:style-name="P56"><text:span text:style-name="T3">Common indicators of </text:span><text:span text:style-name="T4">structure</text:span><text:span text:style-name="T3"> are economy, buildings, number of hospital beds, population to be served;</text:span></text:p>
        </text:list-item>
        <text:list-item>
          <text:p text:style-name="P56"><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56"><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8">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1">A variety of definitions for health-care quality have been proposed (Arah et al., 2006; Donabedian, 1988; Donabedian &amp; Bashshur, 2003; Institute of Medicine, 2001; Legido-Quigley et al., 2008; Lohr, </text:span><text:soft-page-break/><text:span text:style-name="T11">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17">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1653453238228113073" text:style-name="L10">
        <text:list-item>
          <text:p text:style-name="P57"><text:bookmark-start text:name="__DdeLink__1468_1443837799"/><text:span text:style-name="T11">Efficacy</text:span><text:bookmark-end text:name="__DdeLink__1468_1443837799"/><text:span text:style-name="T11">, the ability of the science and technology of health care to bring about improvements in health when used under the most favorable circumstances;</text:span></text:p>
        </text:list-item>
        <text:list-item>
          <text:p text:style-name="P53">Effectiveness, the degree to which attainable improvements in health are in fact attained;</text:p>
        </text:list-item>
        <text:list-item>
          <text:p text:style-name="P53">Efficiency, the ability to lower the cost of care without diminishing attainable improvements in health;</text:p>
        </text:list-item>
        <text:list-item>
          <text:p text:style-name="P53">Optimality, the balancing of improvements in health against the costs of such improvements;</text:p>
        </text:list-item>
        <text:list-item>
          <text:p text:style-name="P53">Acceptability, conformity to the wishes, desires and expectations of patients and their families;</text:p>
        </text:list-item>
        <text:list-item>
          <text:p text:style-name="P53">Legitimacy, conformity to social preferences as expressed in ethical principles, values, norms, mores, laws and regulations;</text:p>
        </text:list-item>
        <text:list-item>
          <text:p text:style-name="P53">Equity, conformity to a principle that determines what is just and fair in the distribution of health care and its benefits among members of the population.</text:p>
        </text:list-item>
      </text:list>
      <text:p text:style-name="P3"><text:span text:style-name="T11">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1">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17">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5">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1">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4">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4">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7">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14">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4">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4">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4">In Norway, the Directorate of Health is responsible for a national quality indicator system for both primary and secondary care (Helsedirektoratet, 2013). The purposes of the national quality indicator system are to:</text:p>
      <text:list xml:id="list2974686449906231891" text:style-name="L11">
        <text:list-item>
          <text:p text:style-name="P54">Provide a basis and incentive for health providers to continuously improve the quality and safety of their services;</text:p>
        </text:list-item>
        <text:list-item>
          <text:p text:style-name="P54">Provide a basis for an individual choice of hospital;</text:p>
        </text:list-item>
        <text:list-item>
          <text:p text:style-name="P54">A leadership tool for managers and owners;</text:p>
        </text:list-item>
        <text:list-item>
          <text:p text:style-name="P54">Serve as a tool for policymakers and politicians in their evaluation and prioritizing of investments in health;</text:p>
        </text:list-item>
        <text:list-item>
          <text:p text:style-name="P54"><text:soft-page-break/>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4">Over the past three decades, there has been a shift from just ensuring quality to working with continuous quality improvement. During the last 10-15 years, three main approaches to quality improvement work are visible:</text:p>
      <text:list xml:id="list4503887861361664876" text:style-name="L12">
        <text:list-item>
          <text:p text:style-name="P55">Systems for ensuring quality of the services (certification, systems of internal control, national quality indicators);</text:p>
        </text:list-item>
        <text:list-item>
          <text:p text:style-name="P55">Clinically originated quality follow-up of one’s own practice, for example through professional clinical quality registries or clinical breakthrough learning groups;</text:p>
        </text:list-item>
        <text:list-item>
          <text:p text:style-name="P55">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3">improve the complex system they now work in. That might in turn lead to higher degree of job autonomy, satisfaction and through this higher quality of their work.</text:span></text:p>
      <text:p text:style-name="P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4">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4">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7">Even though it is hard to identify and define the outcome of health care, it is even harder to identify and </text:span><text:soft-page-break/><text:span text:style-name="T7">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14">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8">We argue that the standardization work should use a health-care-specific approach to quality, for the following reasons:</text:p>
      <text:list xml:id="list4320122768690577245" text:style-name="L13">
        <text:list-item>
          <text:p text:style-name="P48">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48">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8">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8"><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8">Studies on the relationship between physicians’ working conditions and the quality of care should be based on an updated and comprehensive quality concept and scientifically robust quality indicators.</text:p>
      <text:h text:style-name="P26" text:outline-level="1">References</text:h>
      <text:p text:style-name="P18"><text:span text:style-name="T11">A</text:span><field:fieldmark-start text:name="__Fieldmark__621_1669799564" field:type="ADDIN EN.REFLIST"/><text:span text:style-name="T11">dair, C. E., Simpson, E., Casebeer, A. L., Birdsell, J. M., Hayden, K. A., &amp; Lewis, S. (2006). Performance measurement in healthcare part II: state of the science findings by stage of the performance measurement process. </text:span><text:span text:style-name="T9">Health Policy, 2</text:span><text:span text:style-name="T11">(1), 56-78. </text:span><field:fieldmark-end/></text:p>
      <text:p text:style-name="P18"><text:bookmark-start text:name="_ENREF_2"/><field:fieldmark-start text:name="__Fieldmark__627_1669799564" field:type="ADDIN EN.REFLIST"/><field:fieldmark-end/><text:span text:style-name="T11">Arah, O. A., Westert, G. P., Hurst, J., &amp; Klazinga, N. S. (2006). A conceptual framework for the OECD Health Care Quality Indicators Project. </text:span><text:span text:style-name="T9">International Journal for Quality in Health Care, 18 Suppl 1</text:span><text:span text:style-name="T11">, 5-13. </text:span><text:a xlink:type="simple" xlink:href="http://dx.doi.org/10.1093/intqhc/mzl024" text:style-name="Internet_20_link" text:visited-style-name="Visited_20_Internet_20_Link">http://dx.doi.org/10.1093/intqhc/mzl024</text:a></text:p>
      <text:p text:style-name="P18"><text:span text:style-name="T13">Batalden, P. B., Godfrey, M. M., &amp; Nelson, E. C. (2007). </text:span><text:span text:style-name="T9">Quality by design: a clinical microsystems approach</text:span><text:span text:style-name="T11">. San Francisco: Jossey-Bass.</text:span></text:p>
      <text:p text:style-name="P18"><text:span text:style-name="T11">Birkmeyer, J. D., Finks, J. F., O'Reilly, A., Oerline, M., Carlin, A. M., Nunn, A. R., . . . Birkmeyer, N. J. (2013). Surgical skill and complication rates after bariatric surgery. </text:span><text:span text:style-name="T9">New England Journal of Medicine, 369</text:span><text:span text:style-name="T11">(15), 1434-1442. </text:span><text:a xlink:type="simple" xlink:href="http://dx.doi.org/10.1056/NEJMsa1300625" text:style-name="Internet_20_link" text:visited-style-name="Visited_20_Internet_20_Link">http://dx.doi.org/10.1056/NEJMsa1300625</text:a></text:p>
      <text:p text:style-name="P18"><text:span text:style-name="T11">Bismark, M. M., Spittal, M. J., Gurrin, L. C., Ward, M., &amp; Studdert, D. M. (2013). Identification of doctors at risk of recurrent complaints: a national study of healthcare complaints in Australia. </text:span><text:span text:style-name="T10">BMJ Quality &amp; Safety</text:span><text:span text:style-name="T11">,</text:span><text:span text:style-name="T9"> 22</text:span><text:span text:style-name="T11">(7), 532-540. </text:span><text:a xlink:type="simple" xlink:href="http://dx.doi.org/10.1136/bmjqs-2012-001691" text:style-name="Internet_20_link" text:visited-style-name="Visited_20_Internet_20_Link">http://dx.doi.org/10.1136/bmjqs-2012-001691</text:a></text:p>
      <text:p text:style-name="P18"><text:span text:style-name="T11">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1">(9), 743-751. </text:span><text:a xlink:type="simple" xlink:href="http://dx.doi.org/10.1136/bmjqs-2012-001756" text:style-name="Internet_20_link" text:visited-style-name="Visited_20_Internet_20_Link">http://dx.doi.org/10.1136/bmjqs-2012-001756</text:a></text:p>
      <text:p text:style-name="P20">The CAHPS Improvement Guide. Retrieved 28. april 2014, from https://cahps.ahrq.gov/quality-improvement/improvement-guide/improvement-guide.html</text:p>
      <text:p text:style-name="P18"><text:span text:style-name="T11">Contandriopoulos, D., Champagne, F., &amp; Denis, J. L. (2014). The multiple causal pathways between performance measures' use and effects. </text:span><text:span text:style-name="T9">Medical Care Research and Review, 71</text:span><text:span text:style-name="T11">(1), 3-20. </text:span><text:a xlink:type="simple" xlink:href="http://dx.doi.org/10.1177/1077558713496320" text:style-name="Internet_20_link" text:visited-style-name="Visited_20_Internet_20_Link">http://dx.doi.org/10.1177/1077558713496320</text:a></text:p>
      <text:p text:style-name="P20">The development and implementation of quality improvement systems (QIS) in health care: recommendation No. R (97) 17 and explanatory memorandum. (1998).</text:p>
      <text:p text:style-name="P18"><text:soft-page-break/><text:span text:style-name="T11">Donabedian, A. (1980). The definition of quality and approaches to its assessment </text:span><text:span text:style-name="T9">Explorations in quality assessment and monitoring Vol. 1</text:span><text:span text:style-name="T11">. Ann Arbor, MI: Health Administration Press.</text:span></text:p>
      <text:p text:style-name="P19"><text:span text:style-name="T11">Donabedian, A. (1988). The quality of care: how can it be assessed? </text:span><text:span text:style-name="T9">JAMA, 260</text:span><text:span text:style-name="T11">(12), 1743-1748. </text:span><text:a xlink:type="simple" xlink:href="http://dx.doi.org/10.1001/jama.1988.03410120089033" text:style-name="Internet_20_link" text:visited-style-name="Visited_20_Internet_20_Link">http://dx.doi.org/10.1001/jama.1988.03410120089033</text:a></text:p>
      <text:p text:style-name="P19"><text:span text:style-name="T11">Donabedian, A. (2005). Evaluating the quality of medical care. 1966. </text:span><text:span text:style-name="T9">Milbank Quarterly, 83</text:span><text:span text:style-name="T11">(4), 691-729. </text:span><text:a xlink:type="simple" xlink:href="http://dx.doi.org/10.1111/j.1468-0009.2005.00397.x" text:style-name="Internet_20_link" text:visited-style-name="Visited_20_Internet_20_Link">http://dx.doi.org/10.1111/j.1468-0009.2005.00397.x</text:a></text:p>
      <text:p text:style-name="P19"><text:span text:style-name="T11">Donabedian, A., &amp; Bashshur, R. (2003). </text:span><text:span text:style-name="T9">An introduction to quality assurance in health care</text:span><text:span text:style-name="T11">. Oxford: Oxford University Press.</text:span></text:p>
      <text:p text:style-name="P19"><text:span text:style-name="T11">Doyle, C., Lennox, L., &amp; Bell, D. (2013). A systematic review of evidence on the links between patient experience and clinical safety and effectiveness. </text:span><text:span text:style-name="T9">BMJ Open, 3</text:span><text:span text:style-name="T11">(1), e001570. </text:span><text:a xlink:type="simple" xlink:href="http://dx.doi.org/10.1136/bmjopen-2012-001570" text:style-name="Internet_20_link" text:visited-style-name="Visited_20_Internet_20_Link">http://dx.doi.org/10.1136/bmjopen-2012-001570</text:a></text:p>
      <text:p text:style-name="P19"><text:span text:style-name="T11">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1">. Brussels: TNS Opinion &amp; Social.</text:span></text:p>
      <text:p text:style-name="P19"><text:span text:style-name="T11">Fitzpatrick, R., Davey, C., Buxton, M. J., &amp; Jones, D. R. (1998). Evaluating patient-based outcome measures for use in clinical trials. </text:span><text:span text:style-name="T9">Health Technology Assessment, 2</text:span><text:span text:style-name="T11">, 1-74.</text:span></text:p>
      <text:p text:style-name="P19"><text:span text:style-name="T11">Gerteis, M., Edgman-Levitan, S., Daley, J., &amp; Delbanco, T. L. (1993). </text:span><text:span text:style-name="T9">Through the patient's eyes: understanding and promoting patient-centered care</text:span><text:span text:style-name="T11">. San Francisco: Jossey-Bass</text:span></text:p>
      <text:p text:style-name="P19"><text:span text:style-name="T11">Goodard, M., &amp; Jacobs, R. (2009). Using composite indicators to measure performance in health care. In P. Smith (Ed.), </text:span><text:span text:style-name="T9">Performance measurement for health system improvement </text:span><text:span text:style-name="T11">(pp. 339-368). Cambridge; New York: Cambridge University Press.</text:span></text:p>
      <text:p text:style-name="P19"><text:span text:style-name="T11">Hayes, C. W., Batalden, P. B., &amp; Goldmann, D. (2015). A 'work smarter, not harder' approach to improving healthcare quality. </text:span><text:span text:style-name="T14">BMJ </text:span><text:span text:style-name="T9">Quality &amp; Safety</text:span><text:span text:style-name="T14">, 24</text:span><text:span text:style-name="T13">(2), 100-102. </text:span><text:a xlink:type="simple" xlink:href="http://dx.doi.org/10.1136/bmjqs-2014-003673" text:style-name="Internet_20_link" text:visited-style-name="Visited_20_Internet_20_Link">http://dx.doi.org/10.1136/bmjqs-2014-003673</text:a></text:p>
      <text:p text:style-name="P19"><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1">Institute of Medicine. (2001). Crossing the quality chasm: a new health system for the 21st century. Washington, D.C.: National Academy Press.</text:p>
      <text:p text:style-name="P19"><text:span text:style-name="T11">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1">(2), 73-78. </text:span><text:a xlink:type="simple" xlink:href="http://dx.doi.org/10.1177/1466424006063182" text:style-name="Internet_20_link" text:visited-style-name="Visited_20_Internet_20_Link">http://dx.doi.org/10.1177/1466424006063182</text:a></text:p>
      <text:p text:style-name="P21">ISO. (2005). Quality management systems: Fundamentals and vocabulary (ISO 9000:2005) (Vol. TC 176//SC). Geneva: International Organization for Standardization.</text:p>
      <text:p text:style-name="P19"><text:soft-page-break/><text:span text:style-name="T11">Jung, H. P., Wensing, M., Olesen, F., &amp; Grol, R. (2002). Comparison of patients' and general practitioners' evaluations of general practice care. </text:span><text:span text:style-name="T9">Quality &amp; Safety in Health Care, 11</text:span><text:span text:style-name="T11">, 315-319. </text:span><text:a xlink:type="simple" xlink:href="http://dx.doi.org/10.1136/qhc.11.4.315" text:style-name="Internet_20_link" text:visited-style-name="Visited_20_Internet_20_Link">http://dx.doi.org/10.1136/qhc.11.4.315</text:a></text:p>
      <text:p text:style-name="P19"><text:span text:style-name="T11">Kahneman, D. (2011). </text:span><text:span text:style-name="T9">Thinking, fast and slow</text:span><text:span text:style-name="T11">. New York: Farrar, Strauss and Giroux.</text:span></text:p>
      <text:p text:style-name="P19"><text:span text:style-name="T11">Kelly, E., &amp; Hurst, J. (2006). Health care quality indicators project: conceptual framework paper </text:span><text:span text:style-name="T9">OECD Health Working Papers no. 23</text:span><text:span text:style-name="T11">. </text:span><text:span text:style-name="T13">Paris: OECD.</text:span></text:p>
      <text:p text:style-name="P19"><text:span text:style-name="T13">Klassen, A., Miller, A., Anderson, N., Shen, J., Schiariti, V., &amp; O'Donnell, M. (2010). </text:span><text:span text:style-name="T11">Performance measurement and improvement frameworks in health, education and social services systems: a systematic review. </text:span><text:span text:style-name="T9">International Journal for Quality in Health Care, 22</text:span><text:span text:style-name="T11">(1), 44-69. </text:span><text:a xlink:type="simple" xlink:href="http://dx.doi.org/10.1093/intqhc/mzp057" text:style-name="Internet_20_link" text:visited-style-name="Visited_20_Internet_20_Link">http://dx.doi.org/10.1093/intqhc/mzp057</text:a></text:p>
      <text:p text:style-name="P20">Lalonde, M., &amp; Department of National Health and Welfare. (1974). A new perspective on the health of Canadians: a working document (pp. 77). Ottawa: Government of Canada</text:p>
      <text:p text:style-name="P18"><text:span text:style-name="T11">Legido-Quigley, H., McKee, M., Nolte, E., &amp; Glinos, I. (2008). Assuring the quality of health care in the European Union: A case for action </text:span><text:span text:style-name="T9">Observatory Service Series No. 12</text:span><text:span text:style-name="T11">. Copenhagen: WHO Regional Office for Europe.</text:span></text:p>
      <text:p text:style-name="P18"><text:span text:style-name="T11">Levine, R., Shore, K., Lubalin, J., Garfinkel, S., Hurtado, M., &amp; Carman, K. (2012). Comparing physician and patient perceptions of quality in ambulatory care. </text:span><text:span text:style-name="T9">International Journal for Quality in Health Care, 24</text:span><text:span text:style-name="T11">, 348-356. doi: 10.1093/intqhc/mzs023</text:span></text:p>
      <text:p text:style-name="P18"><text:span text:style-name="T11">Light, D. (2003). Towards a new professionalism in medicine: quality, value and trust. </text:span><text:span text:style-name="T9">Tidsskrift for den Norske Legeforening 123</text:span><text:span text:style-name="T11">(13-14).</text:span></text:p>
      <text:p text:style-name="P20">Lohr, K. N. (1990a). Medicare: a strategy for quality assurance: volume I. Washington, D.C.: National Academy Press.</text:p>
      <text:p text:style-name="P20">Lohr, K. N. (1990b). Medicare: a strategy for quality assurance: volume II Strategies and methods. Washington, D.C.: National Academy Press.</text:p>
      <text:p text:style-name="P18"><text:span text:style-name="T11">Lohr, K. N., &amp; Schroeder, S. A. (1990). A strategy for quality assurance in Medicare. </text:span><text:span text:style-name="T9">New England Journal of Medicine, 322</text:span><text:span text:style-name="T11">(10), 707-712. doi: </text:span><text:a xlink:type="simple" xlink:href="http://dx.doi.org/10.1056/NEJM199003083221031" text:style-name="Internet_20_link" text:visited-style-name="Visited_20_Internet_20_Link">http://dx.doi.org/10.1056/NEJM199003083221031</text:a></text:p>
      <text:p text:style-name="P18"><text:span text:style-name="T11">McEachan, R. R., Lawton, R. J., O'Hara, J. K., Armitage, G., Giles, S., Parveen, S., . . . Wright, J. (2013). Developing a reliable and valid patient measure of safety in hospitals (PMOS): a validation study. </text:span><text:span text:style-name="T9">BMJ Quality &amp; Safety, 23</text:span><text:span text:style-name="T11">(7), 565-573.</text:span></text:p>
      <text:p text:style-name="P18"><text:span text:style-name="T11">McIntyre, D., Rogers, L., &amp; Heier, E. (2001). Overview, history, and objectives of performance measurement. </text:span><text:span text:style-name="T9">Health Care Financing Review, 22</text:span><text:span text:style-name="T11">(3), 7-21.</text:span></text:p>
      <text:p text:style-name="P18"><text:span text:style-name="T11">NICE. (2012). Patient experience in adult NHS services: improving the experience of care for people using adult NHS services </text:span><text:span text:style-name="T9">NICE Clinical Guideline 138</text:span><text:span text:style-name="T11">. London: National Clinical Guideline Centre.</text:span></text:p>
      <text:p text:style-name="P18"><text:soft-page-break/><text:span text:style-name="T11">Quality (2014). </text:span><text:span text:style-name="T9">In Merrian-Webster.com.</text:span><text:span text:style-name="T11"> Retrieved 28. april 2014, from </text:span><text:a xlink:type="simple" xlink:href="http://www.merriam-webster.com/dictionary/quality" text:style-name="Internet_20_link" text:visited-style-name="Visited_20_Internet_20_Link">http://www.merriam-webster.com/dictionary/quality</text:a></text:p>
      <text:p text:style-name="P18"><text:span text:style-name="T11">Reeves, D., Campbell, S. M., Adams, J., Shekelle, P. G., Kontopantelis, E., &amp; Roland, M. O. (2007). Combining multiple indicators of clinical quality: an evaluation of different analytic approaches. </text:span><text:span text:style-name="T9">Medical Care, 45</text:span><text:span text:style-name="T11">(6), 489-496. </text:span><text:a xlink:type="simple" xlink:href="http://dx.doi.org/10.1097/MLR.0b013e31803bb479" text:style-name="Internet_20_link" text:visited-style-name="Visited_20_Internet_20_Link">http://dx.doi.org/10.1097/MLR.0b013e31803bb479</text:a></text:p>
      <text:p text:style-name="P18"><text:span text:style-name="T11">Rygh, L. H., Helgeland, J., Braut, G. S., Bukholm, G., Fredheim, N., Frich, J. C., . . . Nguyen, K. N. (2010). Forslag til rammeverk for et nasjonalt kvalitetsindikatorsystem for helsetjenesten </text:span><text:span text:style-name="T9">Rapport fra Kunnskapssenteret nr 16-2010</text:span><text:span text:style-name="T11">. Oslo: Nasjonalt kunnskapssenter for helsetjenesten.</text:span></text:p>
      <text:p text:style-name="P18"><text:span text:style-name="T11">Schoen, C., Osborn, R., Squires, D., Doty, M., Pierson, R., &amp; Applebaum, S. (2011). New 2011 survey of patients with complex care needs in eleven countries finds that care is often poorly coordinated. </text:span><text:span text:style-name="T9">Health Affairs, 30</text:span><text:span text:style-name="T11">, 2437-2448. </text:span><text:a xlink:type="simple" xlink:href="http://dx.doi.org/10.1377/hlthaff.2011.0923" text:style-name="Internet_20_link" text:visited-style-name="Visited_20_Internet_20_Link">http://dx.doi.org/10.1377/hlthaff.2011.0923</text:a></text:p>
      <text:p text:style-name="P18"><text:span text:style-name="T11">Sjetne, I. S., Bjertnaes, O. A., Olsen, R. V., Iversen, H. H., &amp; Bukholm, G. (2011). The Generic Short Patient Experiences Questionnaire (GS-PEQ): identification of core items from a survey in Norway. </text:span><text:span text:style-name="T9">BMC Health Services Research, 11</text:span><text:span text:style-name="T11">(88). </text:span><text:a xlink:type="simple" xlink:href="http://dx.doi.org/10.1186/1472-6963-11-88" text:style-name="Internet_20_link" text:visited-style-name="Visited_20_Internet_20_Link">http://dx.doi.org/10.1186/1472-6963-11-88</text:a></text:p>
      <text:p text:style-name="P18"><text:span text:style-name="T11">Smith, P. (2009). </text:span><text:span text:style-name="T9">Performance measurement for health system improvement: experiences, challenges and prospects</text:span><text:span text:style-name="T11">. Cambridge: Cambridge University Press.</text:span></text:p>
      <text:p text:style-name="P18"><text:span text:style-name="T11">Sosial- og helsedirektoratet. (2005). -og bedre skal det bli!: nasjonal strategi for kvalitetsforbedring i Sosial- og helsetjenesten (2005-2015): til deg som leder og utøver </text:span><text:span text:style-name="T9">IS-1162</text:span><text:span text:style-name="T11">. Oslo: Sosial- og helsedirektoratet.</text:span></text:p>
      <text:p text:style-name="P18"><text:span text:style-name="T11">Wachter, R. M. (2012). </text:span><text:span text:style-name="T9">Understanding patient safety</text:span><text:span text:style-name="T11"> (2nd ed. ed.). New York: McGraw-Hill Medical.</text:span></text:p>
      <text:p text:style-name="P20">WHO. (2000). The world health report 2000 : health systems: improving performance. Geneva: World Health Organization</text:p>
      <text:p text:style-name="P20">WHO. (2006). Quality of care: a process for making strategic choices in health systems. Geneva: World Health Organization.</text:p>
      <text:p text:style-name="P18"><text:span text:style-name="T11">Wilson, R. (2000). Screening for breast and cervical cancer as a common cause for litigation: a false negative result may be one of an irreducible minimum of errors. </text:span><text:span text:style-name="T9">BMJ, 320</text:span><text:span text:style-name="T11">(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8</meta:editing-cycles>
    <meta:print-date>2012-12-03T15:17:00</meta:print-date>
    <meta:creation-date>2015-03-05T10:12:00</meta:creation-date>
    <dc:date>2015-03-28T20:17:23.834209108</dc:date>
    <meta:editing-duration>PT6H18M43S</meta:editing-duration>
    <meta:generator>LibreOffice/4.3.1.2$Linux_X86_64 LibreOffice_project/958349dc3b25111dbca392fbc281a05559ef6848</meta:generator>
    <meta:document-statistic meta:table-count="3" meta:image-count="0" meta:object-count="0" meta:page-count="17" meta:paragraph-count="238" meta:word-count="8040" meta:character-count="54238" meta:non-whitespace-character-count="4649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